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24-08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24-05-01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24-01-24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23-10-18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23-07-26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23-05-09 1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23-01-11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22-10-25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22-06-08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22-03-08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21-12-27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21-12-14 1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21-10-26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21-09-21 1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21-07-21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21-04-13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21-01-13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20-10-19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20-06-23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20-03-03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9-12-06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9-09-18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9-07-15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9-06-14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9-03-29 1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9-03-06 1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8-10-15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8-08-14 1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8-06-20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8-04-24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8-01-17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7-11-15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7-09-20 1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7-07-19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7-05-04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7-02-09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6-12-12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6-10-18 1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6-08-08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6-06-15 1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6-02-16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5-12-09 1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5-10-21 1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5-08-26 1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5-07-01 1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5-04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4-12-16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4-10-15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4-07-31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4-06-18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4-03-12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3-11-04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3-09-18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3-06-06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3-04-10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2-09-17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2-06-25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2-05-08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2-03-21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1-10-31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1-09-21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1-07-19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1-05-04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0-11-03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0-08-31 2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0-07-07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10-04-21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09-11-04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09-09-04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09-07-08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09-05-06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09-03-18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08-11-06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08-09-17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08-07-16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08-05-29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08-04-10 1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08-02-08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07-11-06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07-08-23 1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07-05-17 1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07-03-08 1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07-01-11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06-11-15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06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06-08-01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06-06-06 1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06-04-27 1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06-02-21 1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2005-10-18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85-04-15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84-10-25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80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9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9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8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6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6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5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4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3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7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2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1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0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0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0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53080155301</text:p>
          </table:table-cell>
          <table:table-cell office:value-type="string" calcext:value-type="string">
            <text:p>1970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56" meta:object-count="0"/>
    <meta:user-defined meta:name="AppVersion">3.0</meta:user-defined>
  </office:meta>
</office:document-meta>
</file>